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7241" officeooo:paragraph-rsid="001c7241"/>
    </style:style>
    <style:style style:name="P2" style:family="paragraph" style:parent-style-name="Standard">
      <style:text-properties officeooo:rsid="001c7241" officeooo:paragraph-rsid="001dde69"/>
    </style:style>
    <style:style style:name="P3" style:family="paragraph" style:parent-style-name="Standard">
      <style:text-properties officeooo:rsid="001c7241" officeooo:paragraph-rsid="001fad38"/>
    </style:style>
    <style:style style:name="P4" style:family="paragraph" style:parent-style-name="Standard">
      <style:text-properties fo:font-weight="bold" officeooo:rsid="001e0a57" officeooo:paragraph-rsid="001e0a57" style:font-weight-asian="bold" style:font-weight-complex="bold"/>
    </style:style>
    <style:style style:name="P5" style:family="paragraph" style:parent-style-name="Standard">
      <style:text-properties fo:font-weight="bold" officeooo:rsid="001e5477" officeooo:paragraph-rsid="001e5477" style:font-weight-asian="bold" style:font-weight-complex="bold"/>
    </style:style>
    <style:style style:name="P6" style:family="paragraph" style:parent-style-name="Standard">
      <style:text-properties fo:font-size="8pt" officeooo:rsid="001c7241" officeooo:paragraph-rsid="001c7241" style:font-size-asian="8pt" style:font-size-complex="8pt"/>
    </style:style>
    <style:style style:name="P7" style:family="paragraph" style:parent-style-name="Standard">
      <style:text-properties fo:font-size="20pt" fo:font-weight="bold" officeooo:rsid="001e0a57" officeooo:paragraph-rsid="001fad38" style:font-size-asian="20pt" style:font-weight-asian="bold" style:font-size-complex="20pt" style:font-weight-complex="bold"/>
    </style:style>
    <style:style style:name="P8" style:family="paragraph" style:parent-style-name="Standard">
      <style:text-properties officeooo:rsid="001dde69" officeooo:paragraph-rsid="001dde69"/>
    </style:style>
    <style:style style:name="P9" style:family="paragraph" style:parent-style-name="Standard">
      <style:text-properties officeooo:rsid="001dde69" officeooo:paragraph-rsid="001e0a57"/>
    </style:style>
    <style:style style:name="P10" style:family="paragraph" style:parent-style-name="Standard">
      <style:text-properties officeooo:rsid="001dde69" officeooo:paragraph-rsid="001fad38"/>
    </style:style>
    <style:style style:name="P11" style:family="paragraph" style:parent-style-name="Standard">
      <style:text-properties officeooo:rsid="001e0a57" officeooo:paragraph-rsid="001e0a57"/>
    </style:style>
    <style:style style:name="P12" style:family="paragraph" style:parent-style-name="Standard">
      <style:text-properties officeooo:rsid="001e0a57" officeooo:paragraph-rsid="001e5477"/>
    </style:style>
    <style:style style:name="P13" style:family="paragraph" style:parent-style-name="Standard">
      <style:text-properties officeooo:rsid="001e5477" officeooo:paragraph-rsid="001e5477"/>
    </style:style>
    <style:style style:name="P14" style:family="paragraph" style:parent-style-name="Standard">
      <style:text-properties officeooo:rsid="001f5b3b" officeooo:paragraph-rsid="001f5b3b"/>
    </style:style>
    <style:style style:name="P15" style:family="paragraph" style:parent-style-name="Standard">
      <style:text-properties fo:font-size="12pt" fo:font-weight="normal" officeooo:rsid="001e0a57" officeooo:paragraph-rsid="001fad38" style:font-size-asian="12pt" style:font-weight-asian="normal" style:font-size-complex="12pt" style:font-weight-complex="normal"/>
    </style:style>
    <style:style style:name="P16" style:family="paragraph" style:parent-style-name="Standard">
      <style:text-properties fo:font-size="18pt" officeooo:rsid="001c7241" officeooo:paragraph-rsid="001c7241" style:font-size-asian="18pt" style:font-size-complex="18pt"/>
    </style:style>
    <style:style style:name="P17" style:family="paragraph" style:parent-style-name="Standard">
      <style:text-properties fo:font-size="18pt" style:text-underline-style="solid" style:text-underline-width="auto" style:text-underline-color="font-color" fo:font-weight="bold" officeooo:rsid="001e5477" officeooo:paragraph-rsid="001e5477" style:font-size-asian="18pt" style:font-weight-asian="bold" style:font-size-complex="18pt" style:font-weight-complex="bold"/>
    </style:style>
    <style:style style:name="P18" style:family="paragraph" style:parent-style-name="Standard">
      <style:text-properties fo:font-size="24pt" fo:font-weight="bold" officeooo:rsid="001c7241" officeooo:paragraph-rsid="001c7241" style:font-size-asian="24pt" style:font-weight-asian="bold" style:font-size-complex="2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fad38" style:font-weight-asian="bold" style:font-weight-complex="bold"/>
    </style:style>
    <style:style style:name="T3" style:family="text">
      <style:text-properties officeooo:rsid="001dde69"/>
    </style:style>
    <style:style style:name="T4" style:family="text">
      <style:text-properties officeooo:rsid="001e0a57"/>
    </style:style>
    <style:style style:name="T5" style:family="text">
      <style:text-properties officeooo:rsid="001e5477"/>
    </style:style>
    <style:style style:name="T6" style:family="text">
      <style:text-properties fo:font-weight="bold" style:font-weight-asian="bold" style:font-weight-complex="bold"/>
    </style:style>
    <style:style style:name="T7" style:family="text">
      <style:text-properties fo:font-weight="bold" officeooo:rsid="001dde69" style:font-weight-asian="bold" style:font-weight-complex="bold"/>
    </style:style>
    <style:style style:name="T8" style:family="text">
      <style:text-properties fo:font-weight="bold" officeooo:rsid="001e0a57" style:font-weight-asian="bold" style:font-weight-complex="bold"/>
    </style:style>
    <style:style style:name="T9" style:family="text">
      <style:text-properties fo:font-weight="bold" officeooo:rsid="001f5b3b" style:font-weight-asian="bold" style:font-weight-complex="bold"/>
    </style:style>
    <style:style style:name="T10" style:family="text">
      <style:text-properties officeooo:rsid="001fad38"/>
    </style:style>
    <style:style style:name="T11" style:family="text">
      <style:text-properties fo:font-size="20pt" style:font-size-asian="20pt" style:font-size-complex="20pt"/>
    </style:style>
    <style:style style:name="T12"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3" style:family="text">
      <style:text-properties fo:font-size="20pt" style:text-underline-style="solid" style:text-underline-width="auto" style:text-underline-color="font-color" fo:font-weight="bold" officeooo:rsid="001e5477" style:font-size-asian="20pt" style:font-weight-asian="bold" style:font-size-complex="20pt" style:font-weight-complex="bold"/>
    </style:style>
    <style:style style:name="T14" style:family="text">
      <style:text-properties officeooo:rsid="002117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tandalone Example</text:p>
      <text:p text:style-name="P16"><text:span text:style-name="T1">1. How to produce input *</text:span><text:span text:style-name="T2">nc </text:span><text:span text:style-name="T1">files for standalone example</text:span></text:p>
      <text:p text:style-name="P3">The standalone example utilizes <text:s/>COSMO-ART <text:s/>*nc output files, containing all traced gases within COSMO-ART. In a typical COSMO-ART run not all chemical species are contained in such an *nc file, hence some of them have to be added to the &amp;GRIB_OUT section in INPUT_IO. <text:s/>Only those, that are in a tracer, can be written out. Radicals and fix species are not written out. They have to be added later to the initial concentration vector.</text:p>
      <text:p text:style-name="P1"/>
      <text:p text:style-name="P6">!! ** 3D gases inorganic **</text:p>
      <text:p text:style-name="P6">'CO <text:s text:c="7"/>',</text:p>
      <text:p text:style-name="P6">'NO2 <text:s text:c="6"/>',</text:p>
      <text:p text:style-name="P6">'OZONE <text:s text:c="4"/>',</text:p>
      <text:p text:style-name="P6">'H2O2 <text:s text:c="5"/>',</text:p>
      <text:p text:style-name="P6">'HNO3 <text:s text:c="5"/>',</text:p>
      <text:p text:style-name="P6">'NH3 <text:s text:c="6"/>',</text:p>
      <text:p text:style-name="P6">'NO <text:s text:c="7"/>',</text:p>
      <text:p text:style-name="P6">'SO2 <text:s text:c="6"/>',</text:p>
      <text:p text:style-name="P6">!! ** 3D gases organic **</text:p>
      <text:p text:style-name="P6">'CH4 <text:s text:c="6"/>',</text:p>
      <text:p text:style-name="P6">'HCHO <text:s text:c="5"/>',</text:p>
      <text:p text:style-name="P6">'ETH <text:s text:c="6"/>',</text:p>
      <text:p text:style-name="P6">'ISO <text:s text:c="6"/>',</text:p>
      <text:p text:style-name="P6">!! ** 3D gases radicals **</text:p>
      <text:p text:style-name="P6">'HO2 <text:s text:c="6"/>',</text:p>
      <text:p text:style-name="P6">'OH <text:s text:c="7"/>',</text:p>
      <text:p text:style-name="P6">!! ** All other traced gases **</text:p>
      <text:p text:style-name="P6">'SULF <text:s text:c="6"/>', <text:s/></text:p>
      <text:p text:style-name="P6">'ALD <text:s text:c="7"/>', <text:s/></text:p>
      <text:p text:style-name="P6">'OP1 <text:s text:c="7"/>', <text:s/></text:p>
      <text:p text:style-name="P6">'OP2 <text:s text:c="7"/>', <text:s/></text:p>
      <text:p text:style-name="P6">'PAA <text:s text:c="7"/>', <text:s/></text:p>
      <text:p text:style-name="P6">'ORA1 <text:s text:c="6"/>', <text:s/></text:p>
      <text:p text:style-name="P6">'ORA2 <text:s text:c="6"/>', <text:s/></text:p>
      <text:p text:style-name="P6">'N2O5 <text:s text:c="6"/>', <text:s/></text:p>
      <text:p text:style-name="P6">'NO3 <text:s text:c="7"/>', <text:s/></text:p>
      <text:p text:style-name="P6">'PAN <text:s text:c="7"/>', <text:s/></text:p>
      <text:p text:style-name="P6">'HC3 <text:s text:c="7"/>', <text:s/></text:p>
      <text:p text:style-name="P6">'HC5 <text:s text:c="7"/>', <text:s/></text:p>
      <text:p text:style-name="P6">'HC8 <text:s text:c="7"/>', <text:s/></text:p>
      <text:p text:style-name="P6">'OL2 <text:s text:c="7"/>', <text:s/></text:p>
      <text:p text:style-name="P6">'OLT <text:s text:c="7"/>', <text:s/></text:p>
      <text:p text:style-name="P6">'OLI <text:s text:c="7"/>', <text:s/></text:p>
      <text:p text:style-name="P6">'TOL <text:s text:c="7"/>', <text:s/></text:p>
      <text:p text:style-name="P6">'XYL <text:s text:c="7"/>', <text:s/></text:p>
      <text:p text:style-name="P6">'ACO3 <text:s text:c="6"/>', <text:s/></text:p>
      <text:p text:style-name="P6">'TPAN <text:s text:c="6"/>', <text:s/></text:p>
      <text:p text:style-name="P6">'HONO <text:s text:c="6"/>', <text:s/></text:p>
      <text:p text:style-name="P6">'HNO4 <text:s text:c="6"/>', <text:s/></text:p>
      <text:p text:style-name="P6">'KET <text:s text:c="7"/>', <text:s/></text:p>
      <text:p text:style-name="P6">'GLY <text:s text:c="7"/>', <text:s/></text:p>
      <text:p text:style-name="P6">'MGLY <text:s text:c="6"/>', <text:s/></text:p>
      <text:p text:style-name="P6">'DCB <text:s text:c="7"/>', <text:s/></text:p>
      <text:p text:style-name="P6">'ONIT <text:s text:c="6"/>', <text:s/></text:p>
      <text:p text:style-name="P6">'CSL <text:s text:c="7"/>', <text:s/></text:p>
      <text:p text:style-name="P6">'API <text:s text:c="7"/>', <text:s/></text:p>
      <text:p text:style-name="P6">'LIM <text:s text:c="7"/>', <text:s/></text:p>
      <text:p text:style-name="P6">'HACE <text:s text:c="6"/>', <text:s/></text:p>
      <text:p text:style-name="P6">'ISHP <text:s text:c="6"/>', <text:s/></text:p>
      <text:p text:style-name="P6">'ISON <text:s text:c="6"/>', <text:s/></text:p>
      <text:p text:style-name="P6">'MACR <text:s text:c="6"/>', <text:s/></text:p>
      <text:p text:style-name="P6">'MAHP <text:s text:c="6"/>', <text:s/></text:p>
      <text:p text:style-name="P6">'MPAN <text:s text:c="6"/>', <text:s/></text:p>
      <text:p text:style-name="P6">'NALD <text:s text:c="6"/>', <text:s/></text:p>
      <text:p text:style-name="P6">'SOA1 <text:s text:c="6"/>', <text:s/></text:p>
      <text:p text:style-name="P6">'SOA10 <text:s text:c="5"/>',</text:p>
      <text:p text:style-name="P6">'SOA100 <text:s text:c="4"/>',</text:p>
      <text:p text:style-name="P6">'SOA1000 <text:s text:c="3"/>',</text:p>
      <text:p text:style-name="P6">'DMS <text:s text:c="7"/>', <text:s/></text:p>
      <text:p text:style-name="P6">'DMSO <text:s text:c="6"/>', </text:p>
      <text:p text:style-name="P8"><text:soft-page-break/><text:span text:style-name="T12">2. </text:span><text:span text:style-name="T13">Reading data</text:span><text:span text:style-name="T12"> from *nc file</text:span></text:p>
      <text:p text:style-name="P9">During the execution of the standalone model, <text:s/>initial concentrations <text:span text:style-name="T5">and temperature </text:span>are read from file. <text:span text:style-name="T4">All auxiliary functions are contained in the module </text:span><text:span text:style-name="T8">Wrap_NETCDF</text:span><text:span text:style-name="T4">. </text:span></text:p>
      <text:p text:style-name="P11"/>
      <text:p text:style-name="P12"><text:span text:style-name="T3">During the initialization phase within kpp_Main.f90, the function </text:span></text:p>
      <text:p text:style-name="P12"><text:span text:style-name="T7"><text:tab/>Get_Boxes(data_kpp, local_temperature, act_hour) </text:span></text:p>
      <text:p text:style-name="P12"><text:span text:style-name="T3">reads the information provided in the netcdf file for time=act_hour for all boxes.</text:span></text:p>
      <text:p text:style-name="P12"/>
      <text:p text:style-name="P5">INPUT:</text:p>
      <text:p text:style-name="P13"><text:span text:style-name="T6">INTEGER :: act_hour: </text:span>time (in hours) for which to read in the *nc file. </text:p>
      <text:p text:style-name="P13"/>
      <text:p text:style-name="P5">OUTPUT:</text:p>
      <text:p text:style-name="P13"><text:span text:style-name="T6">REAL:: <text:s text:c="7"/>data_kpp(idim, jdim, kdim, </text:span><text:span text:style-name="T9">82</text:span><text:span text:style-name="T6">)</text:span></text:p>
      <text:p text:style-name="P13">This array holds one vector of concentrations for every of the (i,j,k) cells. <text:span text:style-name="T3">This array is already shuffled to the internal order, that KPP uses. The internal ordering can be review</text:span>ed<text:span text:style-name="T3"> in kpp_Parameters.f90, where indices for each species are denoted. </text:span></text:p>
      <text:p text:style-name="P13">The array is filled with data from file (containing traced species) and supplemented with values of the fix (CH2, H2, O2, N2) and of radical species (except from OH and HO2, as they are contained in the *nc file already). </text:p>
      <text:p text:style-name="P14"/>
      <text:p text:style-name="P14"><text:span text:style-name="T6">REAL <text:s text:c="3"/>:: local_temperature(idim, jdim, kdim)</text:span></text:p>
      <text:p text:style-name="P10"><text:span text:style-name="T10">This</text:span> array hold<text:span text:style-name="T10">s </text:span>the local temperatures for every (i,j,k) grid cell. </text:p>
      <text:p text:style-name="P7"/>
      <text:p text:style-name="P17">3. Passing values from file to KPP internal routines</text:p>
      <text:p text:style-name="P15">The function Get_Boxes(....) has now returned all information necessary for the full simulation domain given one point in time. Now, we can set up individual boxes within the full domain and pass respective concentration <text:span text:style-name="T10">plus actual time</text:span> and temperature values to KPP internal routines. <text:span text:style-name="T5">The latter values are necessary, to allow for locally adapting rate constants by means of changing temperature and photolysis.</text:span></text:p>
      <text:p text:style-name="P15"/>
      <text:p text:style-name="P11">We choose an individual box and denote it by its indices (box_i, box_j, box_k). Respectively we get the local temperature on this box with </text:p>
      <text:p text:style-name="P11"><text:s text:c="3"/><text:span text:style-name="T6"><text:s text:c="2"/>local_temperature = temperature_from_file(box_i, box_j, box_k)</text:span></text:p>
      <text:p text:style-name="P11">and pass it via the function</text:p>
      <text:p text:style-name="P11"><text:s text:c="6"/><text:span text:style-name="T6">CALL Initialize(local_temperature, act_hour),</text:span></text:p>
      <text:p text:style-name="P13">which is a slight modification of the original function Initialize(), that sets global variables TEMP and TSTART to the actual temperature and time values.</text:p>
      <text:p text:style-name="P13"/>
      <text:p text:style-name="P11">Then we set initial values C (which shadows VAR and FIX) for box (box_i, box_j, box_k) by setting</text:p>
      <text:p text:style-name="P4"><text:s text:c="6"/>C(1:82) = initial_conc_from_file(box_i, box_j, box_k, 1:82)<text:tab/></text:p>
      <text:p text:style-name="P4"><text:s text:c="6"/>C = C*CFACTOR</text:p>
      <text:p text:style-name="P11">The multiplication <text:span text:style-name="T10">with CFACTOR </text:span>is necessary, because KPP <text:span text:style-name="T5">internally</text:span> uses other unities than COSMO-ART.</text:p>
      <text:p text:style-name="P9"/>
      <text:p text:style-name="P8"/>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525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10:51:51.820028843</meta:creation-date>
    <dc:date>2014-09-19T11:45:35.821491472</dc:date>
    <meta:editing-duration>PT40M45S</meta:editing-duration>
    <meta:editing-cycles>6</meta:editing-cycles>
    <meta:generator>LibreOffice/4.2.6.3$Linux_X86_64 LibreOffice_project/420m0$Build-3</meta:generator>
    <meta:document-statistic meta:table-count="0" meta:image-count="0" meta:object-count="0" meta:page-count="2" meta:paragraph-count="88" meta:word-count="571" meta:character-count="3786" meta:non-whitespace-character-count="2822"/>
  </office:meta>
</office:document-meta>
</file>